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1" svg:font-family="'Hadasim CLM'" style:font-pitch="variable"/>
    <style:font-face style:name="Hadasim CLM"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d58ef"/>
    </style:style>
    <style:style style:name="P14" style:family="paragraph" style:parent-style-name="Poetic">
      <style:text-properties officeooo:paragraph-rsid="002eecc4"/>
    </style:style>
    <style:style style:name="P15" style:family="paragraph" style:parent-style-name="Poetic">
      <style:text-properties officeooo:paragraph-rsid="00330762"/>
    </style:style>
    <style:style style:name="P16" style:family="paragraph" style:parent-style-name="Poetic">
      <style:text-properties fo:font-size="12pt" officeooo:paragraph-rsid="003a5715" style:font-size-asian="12pt" style:font-size-complex="12pt"/>
    </style:style>
    <style:style style:name="P17" style:family="paragraph" style:parent-style-name="Poetic">
      <style:text-properties officeooo:paragraph-rsid="0041cb5d"/>
    </style:style>
    <style:style style:name="P18" style:family="paragraph" style:parent-style-name="Poetic">
      <style:text-properties officeooo:paragraph-rsid="0048f64a"/>
    </style:style>
    <style:style style:name="P19" style:family="paragraph" style:parent-style-name="Poetic">
      <style:text-properties officeooo:paragraph-rsid="003eda51"/>
    </style:style>
    <style:style style:name="P20" style:family="paragraph" style:parent-style-name="Poetic">
      <style:paragraph-properties fo:text-align="justify" style:justify-single-word="false">
        <style:tab-stops>
          <style:tab-stop style:position="1.8835in"/>
        </style:tab-stops>
      </style:paragraph-properties>
      <style:text-properties officeooo:paragraph-rsid="0048f64a"/>
    </style:style>
    <style:style style:name="P21" style:family="paragraph" style:parent-style-name="Poetic">
      <style:paragraph-properties fo:margin-left="0in" fo:margin-right="0in" fo:text-indent="0in" style:auto-text-indent="false">
        <style:tab-stops>
          <style:tab-stop style:position="2.2354in"/>
        </style:tab-stops>
      </style:paragraph-properties>
    </style:style>
    <style:style style:name="P22" style:family="paragraph" style:parent-style-name="Text_20_body">
      <style:paragraph-properties fo:text-align="center" style:justify-single-word="false"/>
    </style:style>
    <style:style style:name="P23" style:family="paragraph" style:parent-style-name="Text_20_body">
      <style:text-properties officeooo:paragraph-rsid="00222d81"/>
    </style:style>
    <style:style style:name="P24" style:family="paragraph" style:parent-style-name="Text_20_body">
      <style:text-properties officeooo:paragraph-rsid="002500e6"/>
    </style:style>
    <style:style style:name="P25" style:family="paragraph" style:parent-style-name="Text_20_body">
      <style:text-properties officeooo:paragraph-rsid="002a7c9b"/>
    </style:style>
    <style:style style:name="P26" style:family="paragraph" style:parent-style-name="Text_20_body">
      <style:text-properties officeooo:paragraph-rsid="0030df2c"/>
    </style:style>
    <style:style style:name="P27" style:family="paragraph" style:parent-style-name="Text_20_body">
      <style:text-properties officeooo:paragraph-rsid="0034c48f"/>
    </style:style>
    <style:style style:name="P28" style:family="paragraph" style:parent-style-name="Text_20_body">
      <style:text-properties officeooo:paragraph-rsid="003b7988"/>
    </style:style>
    <style:style style:name="P29" style:family="paragraph" style:parent-style-name="Text_20_body">
      <style:paragraph-properties fo:text-align="end" style:justify-single-word="false" style:writing-mode="rl-tb"/>
      <style:text-properties fo:font-size="11pt" style:font-size-asian="11pt" style:font-name-complex="Hadasim CLM1" style:font-size-complex="11pt"/>
    </style:style>
    <style:style style:name="P30" style:family="paragraph" style:parent-style-name="Instruction">
      <style:paragraph-properties fo:margin-left="0.4925in" fo:margin-right="0in" fo:text-indent="0in" style:auto-text-indent="false"/>
    </style:style>
    <style:style style:name="P31" style:family="paragraph" style:parent-style-name="Text_20_body">
      <style:paragraph-properties fo:margin-left="0.4925in" fo:margin-right="0in" fo:text-indent="0in" style:auto-text-indent="false"/>
    </style:style>
    <style:style style:name="P32" style:family="paragraph" style:parent-style-name="Text_20_body">
      <style:paragraph-properties fo:margin-left="0.4925in" fo:margin-right="0in" fo:line-height="100%" fo:text-indent="0in" style:auto-text-indent="false"/>
    </style:style>
    <style:style style:name="P33" style:family="paragraph" style:parent-style-name="Nonbreaking_20_Instruction">
      <style:paragraph-properties fo:margin-left="0.4925in" fo:margin-right="0in" fo:text-indent="0in" style:auto-text-indent="false"/>
    </style:style>
    <style:style style:name="P34" style:family="paragraph" style:parent-style-name="Instruction" style:master-page-name="">
      <style:paragraph-properties style:page-number="auto" fo:break-before="page"/>
    </style:style>
    <style:style style:name="P35" style:family="paragraph" style:parent-style-name="Nonbreaking_20_Instruction" style:master-page-name="">
      <style:paragraph-properties style:page-number="auto" fo:break-before="page"/>
    </style:style>
    <style:style style:name="P36" style:family="paragraph" style:parent-style-name="Paseuk_20_to_20_be_20_darshened" style:master-page-name="">
      <style:paragraph-properties style:page-number="auto" fo:break-before="page"/>
    </style:style>
    <style:style style:name="P37" style:family="paragraph" style:parent-style-name="Poetic" style:master-page-name="">
      <style:paragraph-properties style:page-number="auto" fo:keep-with-next="always"/>
      <style:text-properties officeooo:paragraph-rsid="002972e0"/>
    </style:style>
    <style:style style:name="P38" style:family="paragraph" style:parent-style-name="_32_-Column_20_Song" style:master-page-name="">
      <style:paragraph-properties fo:keep-together="always" style:page-number="auto"/>
      <style:text-properties officeooo:paragraph-rsid="00470f5b"/>
    </style:style>
    <style:style style:name="P39" style:family="paragraph" style:parent-style-name="Nonbreaking_20_Instruction">
      <style:text-properties officeooo:paragraph-rsid="00331e08"/>
    </style:style>
    <style:style style:name="P40" style:family="paragraph" style:parent-style-name="Nonbreaking_20_Instruction">
      <style:text-properties officeooo:paragraph-rsid="00470f5b"/>
    </style:style>
    <style:style style:name="P41" style:family="paragraph" style:parent-style-name="Poetic">
      <style:paragraph-properties fo:keep-with-next="always"/>
      <style:text-properties officeooo:paragraph-rsid="002972e0"/>
    </style:style>
    <style:style style:name="P42" style:family="paragraph" style:parent-style-name="_32_-Column_20_Song">
      <style:paragraph-properties fo:keep-together="always"/>
    </style:style>
    <style:style style:name="P43" style:family="paragraph" style:parent-style-name="_32_-Column_20_Song">
      <style:paragraph-properties fo:keep-together="always"/>
      <style:text-properties officeooo:paragraph-rsid="00470f5b"/>
    </style:style>
    <style:style style:name="P44" style:family="paragraph" style:parent-style-name="_32_-Column_20_Song">
      <style:paragraph-properties fo:line-height="100%">
        <style:tab-stops>
          <style:tab-stop style:position="1.0016in"/>
        </style:tab-stops>
      </style:paragraph-properties>
      <style:text-properties fo:font-size="11pt" style:font-size-asian="11pt" style:font-size-complex="11pt"/>
    </style:style>
    <style:style style:name="P45" style:family="paragraph" style:parent-style-name="_32_-Column_20_Song">
      <style:paragraph-properties fo:line-height="100%"/>
      <style:text-properties fo:font-size="12pt" style:font-size-asian="12pt" style:font-size-complex="12pt"/>
    </style:style>
    <style:style style:name="P46" style:family="paragraph" style:parent-style-name="Instruction" style:master-page-name="">
      <style:paragraph-properties fo:margin-top="0in" fo:margin-bottom="0in" loext:contextual-spacing="false" style:page-number="auto"/>
    </style:style>
    <style:style style:name="P47" style:family="paragraph" style:parent-style-name="Instruction" style:master-page-name="">
      <style:paragraph-properties fo:margin-top="0in" fo:margin-bottom="0in" loext:contextual-spacing="false" style:page-number="auto"/>
      <style:text-properties officeooo:paragraph-rsid="004a9bfa"/>
    </style:style>
    <style:style style:name="P48" style:family="paragraph" style:parent-style-name="Makkot">
      <style:paragraph-properties>
        <style:tab-stops>
          <style:tab-stop style:position="0.9854in" style:type="center"/>
          <style:tab-stop style:position="1.7689in" style:type="center"/>
          <style:tab-stop style:position="2.989in" style:type="center"/>
        </style:tab-stops>
      </style:paragraph-properties>
    </style:style>
    <style:style style:name="P49" style:family="paragraph" style:parent-style-name="Heading_20_1">
      <style:text-properties officeooo:paragraph-rsid="0048f64a"/>
    </style:style>
    <style:style style:name="P50" style:family="paragraph" style:parent-style-name="Heading_20_1" style:master-page-name="">
      <style:paragraph-properties style:page-number="auto" fo:break-before="page"/>
    </style:style>
    <style:style style:name="P51" style:family="paragraph" style:parent-style-name="Heading_20_1" style:master-page-name="">
      <style:paragraph-properties style:page-number="auto" fo:break-before="page"/>
      <style:text-properties officeooo:paragraph-rsid="001f1345"/>
    </style:style>
    <style:style style:name="P52" style:family="paragraph" style:parent-style-name="Heading_20_1">
      <style:paragraph-properties fo:break-before="page"/>
    </style:style>
    <style:style style:name="P53" style:family="paragraph" style:parent-style-name="Heading_20_2" style:list-style-name="">
      <style:paragraph-properties fo:text-align="end" style:justify-single-word="false"/>
    </style:style>
    <style:style style:name="P54" style:family="paragraph" style:parent-style-name="Heading_20_2">
      <style:paragraph-properties fo:break-before="page"/>
    </style:style>
    <style:style style:name="P55" style:family="paragraph" style:parent-style-name="Heading_20_2" style:master-page-name="">
      <style:paragraph-properties style:page-number="auto" fo:break-before="page"/>
    </style:style>
    <style:style style:name="P56" style:family="paragraph" style:parent-style-name="Nonbreaking_20_Instruction">
      <style:text-properties officeooo:paragraph-rsid="004f6e55"/>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Frame">
      <style:graphic-properties fo:margin-left="0in" fo:margin-right="0in" fo:margin-top="0in" fo:margin-bottom="0in" style:vertical-pos="top" style:vertical-rel="text" fo:padding="0in" fo:border="non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הגדה של פסח עדות המזרח</text:p>
      <text:p text:style-name="P29"/>
      <text:h text:style-name="P51"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5">אֵ֚לֶּה מוֹעֲדֵ֣י יְהֹוָ֔ה מִקְרָאֵ֖י קֹ֑דֶשׁ אֲשֶׁר־תִּקְרְא֥וּ אֹתָ֖ם בְּמוֹעֲדָֽם׃</text:p>
      <text:p text:style-name="P15">וַיְדַבֵּ֣ר מֹשֶׁ֔ה אֶת־מֹעֲדֵ֖י יְהֹוָ֑ה אֶל־בְּנֵ֖י יִשְׂרָאֵֽל׃</text:p>
      <text:p text:style-name="P22">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51"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2">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51"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2">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50"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9"/>
      <text:h text:style-name="Heading_20_2" text:outline-level="2"><text:soft-page-break/>מה נשתנה</text:h>
      <text:p text:style-name="Nonbreaking_20_Instruction">מוזגים כוס שני. (הבעל הבית ישפוך כל הכוס בעת אמירת העשר מכות, ולא ישתה.) 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9"/>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23"><text:span text:style-name="Divrei_20_HaMatchil">וַיֵּרֶד מִצְרַיְמָה.</text:span> אָנוּס עַל פִּי הַדִּבּוּר:</text:p>
      <text:p text:style-name="P23"><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4"><text:span text:style-name="Divrei_20_HaMatchil">וַיְהִי שָׁם לְגוֹי גָּדוֹל.</text:span> מְלַמֵד שֶׁהָיוּ יִשְׂרָאֵל מְצוּיָנִים שָׁם:</text:p>
      <text:p text:style-name="P24"><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23"><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וַנִּצְעַק אֶל־יְהֹוָה אֱלֹהֵי אֲבֹתֵינוּ.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36">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21">וְעָבַרְתִּי בְאֶרֶץ מִצְרַיִם.<text:tab/>אֲנִי וְלֹא מַלְאָךְ.</text:p>
      <text:p text:style-name="P21">וְהִכֵּיתִ֤י כָל־בְּכוֹר֙.<text:tab/>אֲנִי וְלֹא שָׂרָף.</text:p>
      <text:p text:style-name="P21">וּבְכָל־אֱלֹהֵ֥י מִצְרַ֛יִם אֶֽעֱשֶׂ֥ה שְׁפָטִ֖ים.<text:tab/>אֲנִי וְלֹא שָׁלִיחַ.</text:p>
      <text:p text:style-name="P21">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5">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P48"><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22">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54"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text:span text:style-name="T1">יְשַׁלַּח־בָּ֨ם ׀ חֲר֬וֹן אַפּ֗וֹ עֶבְרָ֣ה וָזַ֣עַם וְצָרָ֑ה מִ֝שְׁלַ֗חַת מַלְאֲכֵ֥י רָעִֽים.</text:span>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text:span text:style-name="T1">יְשַׁלַּח־בָּ֨ם ׀ חֲר֬וֹן אַפּ֗וֹ עֶבְרָ֣ה וָזַ֣עַם וְצָרָ֑ה מִ֝שְׁלַ֗חַת מַלְאֲכֵ֥י רָעִֽים</text:span>.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3">‏אֱמוּנִים עִרְכוּ שֶׁבַח. לָאֵל וְטִבְחוּ טֶבַח.</text:p>
      <text:p text:style-name="P13"><text:tab/>וַאֲמַרְתֶּם זֶבַח פֶּסַח הוּא לַיהֹוָה:</text:p>
      <text:p text:style-name="P13">הֵרִימוּ קוֹל שִׁירִים. שִׂמְחוּ בְלֵיל שִׁמּוּרִים.</text:p>
      <text:p text:style-name="P13">עַל מַצּוֹת וּמְרוֹרִים. אִכְלוּ וּשְׁתוּ יֵינָי: </text:p>
      <text:p text:style-name="P13"><text:tab/>וַאֲמַרְתֶּם זֶבַח פֶּסַח הוּא לַיהֹוָה:</text:p>
      <text:p text:style-name="P13">רִאשׁוֹן לְכָל־רִאשׁוֹנִים. עַל יַד צִיר אֱמוּנִים.</text:p>
      <text:p text:style-name="P13">מִיַּד כָּל־מְעַנִּים. הִצִּיל כָּל־הֲמוֹנָי:</text:p>
      <text:p text:style-name="P13"><text:tab/>וַאֲמַרְתֶּם זֶבַח פֶּסַח הוּא לַיהֹוָה:</text:p>
      <text:p text:style-name="P13"><text:s/>נִסֵּי אֵל זָכַרְתִּי. וַחֲסָדָיו סִפַּרְתִּי.</text:p>
      <text:p text:style-name="P13">עַתָּה יָדַעְתִּי. כִּי גָדוֹל יְהֹוָה:</text:p>
      <text:p text:style-name="P13"><text:tab/>וַאֲמַרְתֶּם זֶבַח פֶּסַח הוּא לַיהֹוָה:</text:p>
      <text:p text:style-name="P13">כְּכוֹכְבֵי הַשָּׁמַיִם. מְנַשֶּׁה וְאֶפְרַיִם.</text:p>
      <text:p text:style-name="P13">יָצְאוּ מִמִּצְרַיִם. כָּל־צִבְאוֹת יְהֹוָה:</text:p>
      <text:p text:style-name="P13"><text:tab/>וַאֲמַרְתֶּם זֶבַח פֶּסַח הוּא לַיהֹוָה:</text:p>
      <text:p text:style-name="P13">הִנְחִיל תּוֹרָתוֹ. לְעַמּוֹ וַעֲדָתוֹ.</text:p>
      <text:p text:style-name="P13">שׁוֹמְרֵי מִצְוָתוֹ. עַם נוֹשַׁע בַּיהֹוָה:</text:p>
      <text:p text:style-name="P13"><text:tab/>וַאֲמַרְתֶּם זֶבַח פֶּסַח הוּא לַיהֹוָה:</text:p>
      <text:p text:style-name="P13">נִפְלָאִים מַעֲשֶׂיךָ. וַעֲצוּמִים נִסֶּיךָ.</text:p>
      <text:p text:style-name="P13">יֹאמְרוּ כָּל־חוֹסֶיךָ. טוֹב לַחֲסוֹת בַּיהֹוָה:</text:p>
      <text:p text:style-name="P13"><text:tab/>וַאֲמַרְתֶּם זֶבַח פֶּסַח הוּא לַיהֹוָה:</text:p>
      <text:p text:style-name="Nonbreaking_20_Instruction"><text:soft-page-break/>‏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4">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52"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ויברך המוציא</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P56">ישמיט מצה התחתונה ויברך על השלימה והפרוסה על אכילת מצה</text:p>
      <text:p text:style-name="Text_20_body">בָּרוּךְ אַתָּה יְהֹוָה. אֱלֹהֵינוּ מֶלֶךְ הָעוֹלָם. אֲשֶׁר קִדְּשָׁנוּ בְּמִצְוֹתָיו וְצִוָּנוּ עַל אֲכִילַת מַצָּה:</text:p>
      <text:p text:style-name="P56">יאכל בהסב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17"><text:span text:style-name="Inline_20_Instruction">בשבת </text:span>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9">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30">בשבת אומרים</text:p>
      <text:p text:style-name="P31">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16">הָרַחֲמָן הוּא יַנְחִילֵנוּ יוֹם שֶׁכֻּלּוֹ טוֹב:</text:p>
      <text:p text:style-name="P16">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33"><text:soft-page-break/>ברכת האורח</text:p>
      <text:p text:style-name="P32">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7">הָרַחֲמָן הוּא יְחַיֵּנוּ וִיזַכֵּנוּ וִיקָרְבֵנוּ לִימוֹת הַמָּשִׁיחַ</text:p>
      <text:p text:style-name="P41">וּלְבִנְיַן בֵּית הַמִּקְדָּשׁ וּלְחַיֵּי הָעוֹלָם הַבָּא.</text:p>
      <text:p text:style-name="P41">מִגְדּ֖וֹל יְשׁוּע֣וֹת מַלְכּ֑וֹ וְעֹֽשֶׂה־חֶ֧סֶד לִמְשִׁיח֛וֹ לְדָוִ֥ד וּלְזַרְע֖וֹ עַד־עוֹלָֽם:</text:p>
      <text:p text:style-name="P41">כְּ֭פִירִים רָשׁ֣וּ וְרָעֵ֑בוּ וְדֹרְשֵׁ֥י יְ֝הֹוָ֗ה לֹא־יַחְסְר֥וּ כָל־טֽוֹב:</text:p>
      <text:p text:style-name="P41">נַ֤עַרהָיִ֗יתִי גַּם־זָ֫קַ֥נְתִּי וְֽלֹא־רָ֭אִיתִי צַדִּ֣יק נֶעֱזָ֑ב וְ֝זַרְע֗וֹ מְבַקֶּשׁ־לָֽחֶם:</text:p>
      <text:p text:style-name="P41">כָּל־הַ֭יּוֹם חוֹנֵ֣ן וּמַלְוֶ֑ה וְ֝זַרְע֗וֹ לִבְרָכָֽה:</text:p>
      <text:p text:style-name="P41">מַה־שֶּׁאָכַלְנוּ יִהְיֶה לְשָׂבְעָה.</text:p>
      <text:p text:style-name="P41">וּמַה־שֶּׁשָּׁתִינוּ יִהְיֶה לִרְפוּאָה.</text:p>
      <text:p text:style-name="P41">וּמַה־שֶּׁהוֹתַרְנוּ יִהְיֶה לִבְרָכָה.</text:p>
      <text:p text:style-name="P41">כְּדִכְתִיב. וַיִּתֵּ֧ן לִפְנֵיהֶ֛ם וַיֹּאכְל֥וּ וַיּוֹתִ֖רוּ כִּדְבַ֥ר יְהֹוָֽה:</text:p>
      <text:p text:style-name="P41">בְּרוּכִ֣ים אַ֭תֶּם לַיהֹוָ֑ה עֹ֝שֵׂ֗ה שָׁמַ֥יִם וָאָֽרֶץ:</text:p>
      <text:p text:style-name="P41">בָּר֣וּךְ הַגֶּ֔בֶר אֲשֶׁ֥ר יִבְטַ֖ח בַּֽיהֹוָ֑ה וְהָיָ֥ה יְהֹוָ֖ה מִבְטַחֽוֹ:</text:p>
      <text:p text:style-name="P7">יְֽהֹוָ֗ה עֹ֭ז לְעַמּ֣וֹ יִתֵּ֑ן יְהֹוָ֓ה׀ יְבָרֵ֖ךְ אֶת־עַמּ֣וֹ בַשָּׁלֽוֹם:</text:p>
      <text:p text:style-name="P27">עוֹשֶׂה שָׁלוֹם בִּמְרוֹמָיו הוּא בְרַחֲמָיו יַעֲשֶׂה שָׁלוֹם עָלֵינוּ. וְעַל כָּל־עַמּוֹ יִשְׂרָאֵל וְאִמְרוּ אָמֵן:</text:p>
      <text:p text:style-name="P25">כּוֹס־יְשׁוּע֥וֹת אֶשָּׂ֑א וּבְשֵׁ֖ם יְהֹוָ֣ה אֶקְרָֽא ׃</text:p>
      <text:p text:style-name="P25">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5">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28">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28">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28"><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6">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53" text:outline-level="2"/>
      <text:h text:style-name="P54"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4">וְשַׂמְּחֵנוּ בְּיוֹם חַג הַמַּצּוֹת הַזֶּה. בְּיוֹם טוֹב מִקְרָא קֹדֶשׁ הַזֶּה.</text:p>
      <text:p text:style-name="P19">כִּי אַתָּה טוֹב וּמֵטִיב לַכֹּל. וְנוֹדֶה לְךָ יְהֹוָה. אֱלֹהֵינוּ עַל הָאָרֶץ</text:p>
      <text:p text:style-name="P18"><draw:frame draw:style-name="fr2" draw:name="Frame1" text:anchor-type="as-char" svg:width="2in" draw:z-index="0"><draw:text-box fo:min-height="0.2in"><text:p text:style-name="P47"><text:span text:style-name="Inline_20_Instruction">על יין של חוץ לארץ</text:span></text:p><text:p text:style-name="P20">וְעַל פְּרִי הַגֶּפֶן.</text:p><text:p text:style-name="P20">בָּרוּךְ אַתָּה יְהֹוָה. עַל הָאָרֶץ</text:p><text:p text:style-name="P20">וְעַל פְּרִי הַגֶּפֶן.</text:p></draw:text-box></draw:frame><draw:frame draw:style-name="fr1" draw:name="Frame2" text:anchor-type="as-char" svg:width="2in" draw:z-index="1"><draw:text-box fo:min-height="0.2in"><text:p text:style-name="P46"><text:span text:style-name="Inline_20_Instruction">על יין של ארץ ישראל</text:span></text:p><text:p text:style-name="P20">וְעַל פְּרִי גַפְנָהּ.</text:p><text:p text:style-name="P20">בָּרוּךְ אַתָּה יְהֹוָה. עַל הָאָרֶץ</text:p><text:p text:style-name="P20">וְעַל פְּרִי גַפְנָהּ.</text:p></draw:text-box></draw:frame></text:p>
      <text:h text:style-name="P49" text:outline-level="1">נרצה</text:h>
      <text:p text:style-name="Paseuk_20_to_20_be_20_darshened">לְשָׁנָה הַבָּאָה בִּירוּשָלָיִם.</text:p>
      <text:h text:style-name="P55" text:outline-level="2">אֶחָד מִי יוֹדֵעַ</text:h>
      <text:section text:style-name="Sect1" text:name="Section1">
        <text:p text:style-name="P45">אֶחָד מִי יוֹדֵעַ? <text:line-break/>אֶחָד אֲנִי יוֹדֵעַ: <text:line-break/>אֶחָד אֱלֹהֵינוּ שֶׁבַּשָּׁמַיִם וּבָאָרֶץ.</text:p>
        <text:p text:style-name="P45">שְׁנַיִם מִי יוֹדֵעַ? <text:line-break/>שְׁנַיִם אֲנִי יוֹדֵעַ: <text:line-break/>שְׁנֵי לֻחוֹת הַבְּרִית. <text:line-break/>אֶחָד אֱלֹהֵינוּ שֶׁבַּשָּׁמַיִם וּבָאָרֶץ.</text:p>
        <text:p text:style-name="P45">שְׁלֹשָׁה מִי יוֹדֵעַ? <text:line-break/>שְׁלֹשָׁה אֲנִי יוֹדֵעַ: <text:line-break/>שְׁלֹשָׁה אָבוֹת, <text:line-break/>שְׁנֵי לֻחוֹת הַבְּרִית, <text:line-break/>אֶחָד אֱלֹהֵינוּ שֶׁבַּשָּׁמַיִם וּבָאָרֶץ.</text:p>
        <text:p text:style-name="P45">אַרְבַּע מִי יוֹדֵעַ? <text:line-break/>אַרְבַּע אֲנִי יוֹדֵעַ: <text:line-break/>אַרְבַּע אִמָּהוֹת, <text:line-break/>שְׁלשָׁה אָבוֹת, <text:line-break/>שְׁנֵי לֻחוֹת הַבְּרִית, <text:line-break/>אֶחָד אֱלֹהֵינוּ שֶׁבַּשָּׁמַיִם וּבָאָרֶץ.</text:p>
        <text:p text:style-name="P45">חֲמִשָּׁה מִי יוֹדֵעַ? <text:line-break/>חֲמִשָּׁה אֲנִי יוֹדֵעַ: <text:line-break/>חֲמִשָּׁה חוּמְשֵׁי תוֹרָה, <text:line-break/>אַרְבַּע אִמָּהוֹת, <text:line-break/>שְׁלשָׁה אָבוֹת, <text:line-break/>שְׁנֵי לֻחוֹת הַבְּרִית, <text:line-break/>אֶחָד אֱלֹהֵינוּ שֶׁבַּשָּׁמַיִם וּבָאָרֶץ.</text:p>
        <text:p text:style-name="P45">שִׁשָּׂה מִי יוֹדֵעַ? <text:line-break/>שִׁשָּׂה אֲנִי יוֹדֵעַ: <text:line-break/>שִׁשָּׁה סִדְרֵי מִשְׁנָה, <text:line-break/>חֲמִשָּׁה חוּמְשֵׁי תוֹרָה, <text:line-break/>אַרְבַּע אִמָּהוֹת, <text:line-break/>שְׁלֹשָׁה אָבוֹת, <text:line-break/>שְׁנֵי לֻחוֹת הַבְּרִית, <text:line-break/>אֶחָד אֱלֹהֵינוּ שֶׁבַּשָּׁמַיִם וּבָאָרֶץ.</text:p>
        <text:p text:style-name="P45">שִׁבְעָה מִי יוֹדֵעַ? <text:line-break/>שִׁבְעָה אֲנִי יוֹדֵעַ: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5">שְׁמוֹנָה מִי יוֹדֵעַ? <text:line-break/>שְׁמוֹנָה אֲנִי יוֹדֵעַ: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5">תִּשְׁעָה מִי יוֹדֵעַ? <text:line-break/>תִּשְׁעָה אֲנִי יוֹדֵעַ: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5">עֲשָֹרָה מִי יוֹדֵעַ? <text:line-break/>עֲשָֹרָה אֲנִי יוֹדֵעַ: <text:line-break/>עֲשָׂרָה דִבְּרַיָא, <text:line-break/>תִּשְׁעָה יַרְחֵי לֵדָה, <text:line-break/><text:soft-pag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5">אַחַד עָשָׂר מִי יוֹדֵעַ?<text:line-break/>אַחַד עָשָׂר אֲנִי יוֹדֵעַ:<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5">שְׁנֵים עָשָׂר מִי יוֹדֵעַ? <text:line-break/>שְׁנֵים עָשָׂר אֲנִי יוֹדֵעַ: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5">שְׁלשָׁה עֶשָׂר מִי יוֹדֵעַ? <text:line-break/>שְׁלשָׁה עָשָׂר אֲנִי יוֹדֵעַ: <text:line-break/>שְׁלשָׁה עָשָׂר מִדַּיָּא.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section>
      <text:h text:style-name="P55" text:outline-level="2">חַד גַּדְיָא</text:h>
      <text:section text:style-name="Sect1" text:name="Section2">
        <text:p text:style-name="P44">חַד גַּדְיָא, חַד גַּדְיָא <text:line-break/>דְּזַבִּין אַבָּא בִּתְרֵי זוּזֵי, <text:line-break/>חַד גַּדְיָא, חַד גַּדְיָא.</text:p>
        <text:p text:style-name="P44">וְאָתָא שׁוּנְרָא וְאָכְלָה לְגַדְיָא, <text:line-break/>דְזַבִּין אַבָּא בִּתְרֵי זוּזֵי. <text:line-break/>חַד גַּדְיָא, חַד גַּדְיָא.</text:p>
        <text:p text:style-name="P44">וְאָתָא כַלְבָּא וְנָשַׁךְ לְשׁוּנְרָא, דְאָכְלָה לְגַדְיָא, <text:line-break/>דְזַבִּין אַבָּא בִּתְרֵי זוּזֵי. <text:line-break/>חַד גַּדְיָא, חַד גַּדְיָא.</text:p>
        <text:p text:style-name="P44">וְאָתָא חוּטְרָא וְהִכָּה לְכַלְבָּא, <text:line-break/>דְנָשַׁךְ לְשׁוּנְרָא,<text:line-break/>דְאָכְלָה לְגַדְיָא, <text:line-break/>דְזַבִּין אַבָּא בִּתְרֵי זוּזֵי. <text:line-break/>חַד גַּדְיָא, חַד גַּדְיָא.</text:p>
        <text:p text:style-name="P44">וְאָתָא נוּרָא וְשָׂרַף לְחוּטְרָא, <text:line-break/>דְהִכָּה לְכַלְבָּא,<text:line-break/>דְנָשַׁךְ לְשׁוּנְרָא, <text:line-break/>דְאָכְלָה לְגַדְיָא, <text:line-break/>דְזַבִּין אַבָּא בִּתְרֵי זוּזֵי. <text:line-break/>חַד גַּדְיָא, חַד גַּדְיָא.</text:p>
        <text:p text:style-name="P44">וְאָתָא מַיָּא וְכָבָה לְנוּרָא,<text:line-break/>דְשָׂרַף לְחוּטְרָא,<text:line-break/>דְהִכָּה לְכַלְבָּא, <text:line-break/>דְנָשַׁךְ לְשׁוּנְרָא,<text:line-break/>דְאָכְלָה לְגַדְיָא, <text:line-break/>דְזַבִּין אַבָּא בִּתְרֵי זוּזֵי.<text:line-break/>חַד גַּדְיָא, חַד גַּדְיָא.</text:p>
        <text:p text:style-name="P44">וְאָתָא תוֹרָא וְשָׁתָה לְמַיָּא,<text:line-break/>דְּכָבָה לְנוּרָא,<text:line-break/>דְשָׂרַף לְחוּטְרָא,<text:line-break/>דְהִכָּה לְכַלְבָּא,<text:line-break/>דְנָשַׁךְ לְשׁוּנְרָא,<text:line-break/>דְאָכְלָה לְגַדְיָא,<text:line-break/>דְזַבִּין אַבָּא בִּתְרֵי זוּזֵי. <text:line-break/>חַד גַּדְיָא, חַד גַּדְיָא.</text:p>
        <text:p text:style-name="P44">וְאָתָא הַשׁוֹחֵט וְ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4">וְאָתָא מַלְאָךְ הַמָּוֶת <text:line-break/>וְ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4">וְאָתָא הַקָּדוֹשׁ בָּרוּךְ הוּא <text:line-break/>וְשָׁחַט לְמַלְאַךְ הַמָּוֶת, <text:line-break/>דְּ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section>
      <text:h text:style-name="P55" text:outline-level="2">אַדִּיר הוּא.</text:h>
      <text:p text:style-name="Nonbreaking_20_Instruction">חמי נוהג לשורר שירה זו אשכנזי, שלא נמצא בהגדות ספרדיות.</text:p>
      <text:p text:style-name="_32_-Column_20_Song">אַדִּיר הוּא. אַדִּיר הוּא.<text:line-break/>יִבְנֶה בֵיתוֹ בְּקָרוֹב. <text:line-break/>בִּמְהֵרָה בִּמְהֵרָה בְּיָמֵינוּ בְּקָרוֹב. <text:line-break/>אֵל בְּנֵה. אֵל בְּנֵה. בְּנֵה בֵיתְךָ בְּקָרוֹב:</text:p>
      <text:p text:style-name="_32_-Column_20_Song">בָּחוּר הוּא. גָּדוֹל הוּא. דָּגוּל הוּא. <text:line-break/>יִבְנֶה בֵיתוֹ בְּקָרוֹב. <text:line-break/>בִּמְהֵרָה בִּמְהֵרָה בְּיָמֵינוּ בְּקָרוֹב. <text:line-break/>אֵל בְּנֵה. אֵל בְּנֵה. בְּנֵה בֵיתְךָ בְּקָרוֹב:</text:p>
      <text:p text:style-name="_32_-Column_20_Song">הָדוּר הוּא. וָתִיק הוּא. זַכַּאי הוּא. חָסִיד הוּא. <text:line-break/>יִבְנֶה בֵיתוֹ בְּקָרוֹב. <text:line-break/>בִּמְהֵרָה בִּמְהֵרָה בְּיָמֵינוּ בְּקָרוֹב. <text:line-break/>אֵל בְּנֵה. אֵל בְּנֵה. בְּנֵה בֵיתְךָ בְּקָרוֹב:</text:p>
      <text:p text:style-name="_32_-Column_20_Song">טָהוֹר הוּא. יָחִיד הוּא. כַּבִּיר הוּא. לָמוּד הוּא. מֶלֶךְ הוּא. נוֹרָא הוּא. סַגִּיב הוּא. עִזּוּז הוּא. פּוֹדֶה הוּא. צַדִיק הוּא. <text:line-break/>יִבְנֶה בֵיתוֹ בְּקָרוֹב. <text:line-break/>בִּמְהֵרָה בִּמְהֵרָה בְּיָמֵינוּ בְּקָרוֹב. <text:line-break/>אֵל בְּנֵה. אֵל בְּנֵה. בְּנֵה בֵיתְךָ בְּקָרוֹב:</text:p>
      <text:p text:style-name="_32_-Column_20_Song">קָדוֹשׁ הוּא. רַחוּם הוּא. שַׁדַּי הוּא. תַּקִּיף הוּא. <text:line-break/>יִבְנֶה בֵיתוֹ בְּקָרוֹב. <text:line-break/>בִּמְהֵרָה בִּמְהֵרָה בְּיָמֵינוּ בְּקָרוֹב. <text:line-break/>אֵל בְּנֵה. אֵל בְּנֵה. בְּנֵה בֵיתְךָ בְּקָרוֹב:</text:p>
      <text:h text:style-name="P55" text:outline-level="2">אַדִּיר בִּמְלוּכָה</text:h>
      <text:p text:style-name="P40">חמי נוהג לשורר שירה זו אשכנזי, שלא נמצא בהגדות ספרדיות.</text:p>
      <text:p text:style-name="P38">כִּי לוֹ נָאֶה, כִּי לוֹ יָאֶה.</text:p>
      <text:p text:style-name="P43">אַדִּיר בִּמְלוּכָה, בָּחוּר כַּהֲלָכָה, גְּדוּדָיו יֹאמְרוּ לוֹ:<text:line-break/>לְךָ וּלְךָ, לְךָ כִּי לְךָ, לְךָ אַף לְךָ, לְךָ ה' הַמַּמְלָכָה,<text:line-break/>כִּי לוֹ נָאֵה, כִּי לוֹ יָאֶה.</text:p>
      <text:p text:style-name="P42">דָּגוּל בִּמְלוּכָה, הָדוּר כַּהֲלָכָה, וָתִיקָיו יֹאמְרוּ לוֹ: <text:line-break/>לְךָ וּלְךָ, לְךָ כִּי לְךָ, לְךָ אַף לְךָ, לְךָ ה' הַמַּמְלָכָה, <text:line-break/>כִּי לוֹ נָאֵה, כִּי לוֹ יָאֶה.</text:p>
      <text:p text:style-name="P42">זַכַּאי בִּמְלוּכָה, חָסִין כַּהֲלָכָה טַפְסְרָיו יֹאמְרוּ לוֹ: <text:line-break/>לְךָ וּלְךָ, לְךָ כִּי לְךָ, לְךָ אַף לְךָ, לְךָ ה' הַמַּמְלָכָה, <text:line-break/>כִּי לוֹ נָאֵה, כִּי לוֹ יָאֶה.</text:p>
      <text:p text:style-name="P42">יָחִיד בִּמְלוּכָה, כַּבִּיר כַּהֲלָכָה לִמּוּדָיו יֹאמְרוּ לוֹ: <text:line-break/>לְךָ וּלְךָ, לְךָ כִּי לְךָ, לְךָ אַף לְךָ, לְךָ ה' הַמַּמְלָכָה, <text:line-break/>כִּי לוֹ נָאֶה, כִּי לוֹ יָאֶה.</text:p>
      <text:p text:style-name="P42">מוֹשֵׁל בִּמְלוּכָה, נוֹרָא כַּהֲלָכָה סְבִיבָיו יֹאמְרוּ לוֹ: <text:line-break/>לְךָ וּלְךָ, לְךָ כִּי לְךָ, לְךָ אַף לְךָ, לְךָ ה' הַמַּמְלָכָה, <text:line-break/>כִּי לוֹ נָאֵה, כִּי לוֹ יָאֶה.</text:p>
      <text:p text:style-name="P42">עָנָיו בִּמְלוּכָה, פּוֹדֶה כַּהֲלָכָה, צַדִּיקָיו יֹאמְרוּ לוֹ: <text:line-break/>לְךָ וּלְךָ, לְךָ כִּי לְךָ, לְךָ אַף לְךָ, לְךָ ה' הַמַּמְלָכָה, <text:line-break/>כִּי לוֹ נָאֵה, כִּי לוֹ יָאֶה.</text:p>
      <text:p text:style-name="P42">קָּדּוֹשׁ בִּמְלוּכָה, רַחוּם כַּהֲלָכָה שִׁנְאַנָּיו יֹאמְרוּ לוֹ: <text:line-break/>לְךָ וּלְךָ, לְךָ כִּי לְךָ, לְךָ אַף לְךָ, לְךָ ה' הַמַּמְלָכָה, <text:line-break/>כִּי לוֹ נָאֵה, כִּי לוֹ יָאֶה.</text:p>
      <text:p text:style-name="P42">תַּקִיף בִּמְלוּכָה, תּוֹמֵךְ כַּהֲלָכָה תְּמִימָיו יֹאמְרוּ לוֹ: <text:line-break/>לְךָ וּלְךָ, לְךָ כִּי לְךָ, לְךָ אַף לְךָ, לְךָ ה' הַמַּמְלָכָה, <text:line-break/>כִּי לוֹ נָאֵה, כִּי לוֹ יָאֶה.</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1" svg:font-family="'Hadasim CLM'" style:font-pitch="variable"/>
    <style:font-face style:name="Hadasim CLM"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1"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_32_-Column_20_Song" style:display-name="2-Column Song" style:family="paragraph" style:parent-style-name="Text_20_body">
      <style:paragraph-properties fo:text-align="end" style:justify-single-word="false" fo:keep-together="auto"/>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ivrei_20_HaMatchil" style:display-name="Divrei HaMatchil" style:family="text">
      <style:text-properties fo:font-size="16pt" fo:text-shadow="1pt 1pt" style:font-size-asian="16pt" style:font-name-complex="Hadasim CLM"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03T22:16:36.701206107</dc:date>
    <meta:editing-duration>PT2H26M27S</meta:editing-duration>
    <meta:editing-cycles>36</meta:editing-cycles>
    <meta:generator>LibreOffice/6.4.6.2$Linux_X86_64 LibreOffice_project/40$Build-2</meta:generator>
    <meta:document-statistic meta:table-count="0" meta:image-count="0" meta:object-count="0" meta:page-count="34" meta:paragraph-count="438" meta:word-count="5807" meta:character-count="31691" meta:non-whitespace-character-count="26122"/>
  </office:meta>
</office:document-meta>
</file>